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text-properties fo:color="#57a64a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8" style:family="paragraph" style:parent-style-name="Standard" style:list-style-name="L2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9" style:family="paragraph" style:parent-style-name="Standard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Standard" style:list-style-name="L7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Standard" style:list-style-name="L2">
      <style:paragraph-properties style:text-autospace="none"/>
    </style:style>
    <style:style style:name="P12" style:family="paragraph" style:parent-style-name="Standard">
      <style:paragraph-properties fo:text-align="start" style:justify-single-word="false" style:text-autospace="none"/>
    </style:style>
    <style:style style:name="P13" style:family="paragraph" style:parent-style-name="Standard">
      <style:paragraph-properties fo:background-color="transparent" style:text-autospace="none">
        <style:background-image/>
      </style:paragraph-properties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ackground-color="transparent" style:text-autospace="none">
        <style:background-image/>
      </style:paragraph-properties>
      <style:text-properties fo:color="#57a64a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" style:family="text">
      <style:text-properties fo:color="#dcdcdc"/>
    </style:style>
    <style:style style:name="T2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dadada"/>
    </style:style>
    <style:style style:name="T4" style:family="text">
      <style:text-properties fo:color="#dadada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b4b4b4"/>
    </style:style>
    <style:style style:name="T6" style:family="text">
      <style:text-properties fo:color="#b4b4b4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b4b4b4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8" style:family="text">
      <style:text-properties fo:color="#569cd6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4ec9b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c8c8c8"/>
    </style:style>
    <style:style style:name="T11" style:family="text">
      <style:text-properties fo:color="#c8c8c8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d69d8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b5cea8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bd63c5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7f7f7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font-name-asian="Consolas" style:font-name-complex="Consolas"/>
    </style:style>
    <style:style style:name="T17" style:family="text">
      <style:text-properties style:use-window-font-color="true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8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19" style:family="text">
      <style:text-properties fo:color="#57a64a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ED FEATURES</text:p>
      <text:p text:style-name="P1"/>
      <text:p text:style-name="P2">Camera</text:p>
      <text:p text:style-name="P2">Input da Tastiera</text:p>
      <text:p text:style-name="P2">Timer</text:p>
      <text:p text:style-name="P2">CPU-Monitor</text:p>
      <text:p text:style-name="P2">FPS-Monitor</text:p>
      <text:p text:style-name="P2"/>
      <text:p text:style-name="P2"/>
      <text:p text:style-name="P2">- Caricamento modello e texture da file txt e creazione copie </text:p>
      <text:p text:style-name="P2"/>
      <text:p text:style-name="P5">// Create, initialize and set position of the CUBE model object.</text:p>
      <text:p text:style-name="P6"><text:span text:style-name="T2"><text:tab/></text:span><text:span text:style-name="T4">m_CubeModel</text:span><text:span text:style-name="T2"> </text:span><text:span text:style-name="T6">=</text:span><text:span text:style-name="T2"> </text:span><text:span text:style-name="T8">new</text:span><text:span text:style-name="T2"> </text:span><text:span text:style-name="T9">Model</text:span><text:span text:style-name="T6">;</text:span></text:p>
      <text:p text:style-name="P6"><text:span text:style-name="T2"><text:tab/></text:span><text:span text:style-name="T8">if</text:span><text:span text:style-name="T2"> </text:span><text:span text:style-name="T6">(!</text:span><text:span text:style-name="T4">m_CubeModel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6"><text:span text:style-name="T2"><text:tab/></text:span><text:span text:style-name="T11">result</text:span><text:span text:style-name="T2"> </text:span><text:span text:style-name="T6">=</text:span><text:span text:style-name="T2"> </text:span><text:span text:style-name="T4">m_CubeModel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2">"../Engine/data/cube.txt"</text:span><text:span text:style-name="T6">,</text:span><text:span text:style-name="T2"> <text:tab/><text:tab/><text:tab/>L</text:span><text:span text:style-name="T12">"../Engine/data/wall01.dds"</text:span><text:span text:style-name="T6">,</text:span><text:span text:style-name="T2"> </text:span><text:span text:style-name="T13">0</text:span><text:span text:style-name="T6">);</text:span></text:p>
      <text:p text:style-name="P6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6"><text:span text:style-name="T2"><text:tab/></text:span><text:span text:style-name="T6">{</text:span></text:p>
      <text:p text:style-name="P6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cube model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6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6"><text:span text:style-name="T2"><text:tab/></text:span><text:span text:style-name="T6">}</text:span></text:p>
      <text:p text:style-name="P6"><text:span text:style-name="T2"><text:tab/></text:span><text:span text:style-name="T4">m_CubeModel</text:span><text:span text:style-name="T6">-&gt;</text:span><text:span text:style-name="T11">SetPosition</text:span><text:span text:style-name="T6">(</text:span><text:span text:style-name="T13">50.0f</text:span><text:span text:style-name="T6">,</text:span><text:span text:style-name="T2"> </text:span><text:span text:style-name="T13">2.0f</text:span><text:span text:style-name="T6">,</text:span><text:span text:style-name="T2"> </text:span><text:span text:style-name="T13">10.0f</text:span><text:span text:style-name="T6">);</text:span></text:p>
      <text:p text:style-name="P6"><text:span text:style-name="T7"/></text:p>
      <text:p text:style-name="P6"><text:span text:style-name="T7">- </text:span><text:span text:style-name="T17">Creazione lista di posizioni e colori random per renderizzare piu modelli a diverse posizioni</text:span></text:p>
      <text:p text:style-name="P13"><text:span text:style-name="T16"/></text:p>
      <text:p text:style-name="P14">// Create and Initialize the model list object.</text:p>
      <text:p text:style-name="P6"><text:span text:style-name="T2"><text:tab/></text:span><text:span text:style-name="T4">m_ModelList</text:span><text:span text:style-name="T2"> </text:span><text:span text:style-name="T6">=</text:span><text:span text:style-name="T2"> </text:span><text:span text:style-name="T8">new</text:span><text:span text:style-name="T2"> </text:span><text:span text:style-name="T9">ModelListClass</text:span><text:span text:style-name="T6">;</text:span></text:p>
      <text:p text:style-name="P6"><text:span text:style-name="T2"><text:tab/></text:span><text:span text:style-name="T8">if</text:span><text:span text:style-name="T2"> </text:span><text:span text:style-name="T6">(!</text:span><text:span text:style-name="T4">m_ModelList</text:span><text:span text:style-name="T6">)</text:span><text:span text:style-name="T2"><text:tab/></text:span><text:span text:style-name="T6">{</text:span><text:span text:style-name="T2"><text:tab/></text:span><text:span text:style-name="T8">return</text:span><text:span text:style-name="T2"> </text:span><text:span text:style-name="T8">false</text:span><text:span text:style-name="T6">;</text:span><text:span text:style-name="T2"><text:tab/></text:span><text:span text:style-name="T6">}</text:span></text:p>
      <text:p text:style-name="P6"><text:span text:style-name="T2"><text:tab/></text:span><text:span text:style-name="T11">result</text:span><text:span text:style-name="T2"> </text:span><text:span text:style-name="T6">=</text:span><text:span text:style-name="T2"> </text:span><text:span text:style-name="T4">m_ModelList</text:span><text:span text:style-name="T6">-&gt;</text:span><text:span text:style-name="T11">Initialize</text:span><text:span text:style-name="T6">(</text:span><text:span text:style-name="T13">500</text:span><text:span text:style-name="T6">);</text:span></text:p>
      <text:p text:style-name="P6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6"><text:span text:style-name="T2"><text:tab/></text:span><text:span text:style-name="T6">{</text:span></text:p>
      <text:p text:style-name="P6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model list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6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6"><text:span text:style-name="T2"><text:tab/></text:span><text:span text:style-name="T6">}</text:span></text:p>
      <text:list xml:id="list5557838480959263751" text:style-name="L2">
        <text:list-header>
          <text:p text:style-name="P11"><text:span text:style-name="T6"/></text:p>
        </text:list-header>
      </text:list>
      <text:p text:style-name="P12"><text:span text:style-name="T6">- </text:span><text:span text:style-name="T18">Creazione e modifica luci</text:span></text:p>
      <text:list xml:id="list38463573" text:continue-numbering="true" text:style-name="L2">
        <text:list-header>
          <text:p text:style-name="P8"><text:span text:style-name="T19"/></text:p>
        </text:list-header>
      </text:list>
      <text:p text:style-name="P9"><text:span text:style-name="T19">// Create and initialize the light object.</text:span></text:p>
      <text:p text:style-name="P6"><text:span text:style-name="T2"><text:tab/></text:span><text:span text:style-name="T4">m_Light</text:span><text:span text:style-name="T2"> </text:span><text:span text:style-name="T6">=</text:span><text:span text:style-name="T2"> </text:span><text:span text:style-name="T8">new</text:span><text:span text:style-name="T2"> </text:span><text:span text:style-name="T9">LightManager</text:span><text:span text:style-name="T6">;</text:span></text:p>
      <text:p text:style-name="P6"><text:span text:style-name="T2"><text:tab/></text:span><text:span text:style-name="T8">if</text:span><text:span text:style-name="T2"> </text:span><text:span text:style-name="T6">(!</text:span><text:span text:style-name="T4">m_Light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6"><text:span text:style-name="T2"><text:tab/></text:span><text:span text:style-name="T4">m_Light</text:span><text:span text:style-name="T6">-&gt;</text:span><text:span text:style-name="T11">SetAmbientColor</text:span><text:span text:style-name="T6">(</text:span><text:span text:style-name="T13">0.15f</text:span><text:span text:style-name="T6">,</text:span><text:span text:style-name="T2"> </text:span><text:span text:style-name="T13">0.15f</text:span><text:span text:style-name="T6">,</text:span><text:span text:style-name="T2"> </text:span><text:span text:style-name="T13">0.15f</text:span><text:span text:style-name="T6">,</text:span><text:span text:style-name="T2"> </text:span><text:span text:style-name="T13">1.0f</text:span><text:span text:style-name="T6">);</text:span></text:p>
      <text:p text:style-name="P6"><text:span text:style-name="T2"><text:tab/></text:span><text:span text:style-name="T4">m_Light</text:span><text:span text:style-name="T6">-&gt;</text:span><text:span text:style-name="T11">SetDiffuseColor</text:span><text:span text:style-name="T6">(</text:span><text:span text:style-name="T13">1.0f</text:span><text:span text:style-name="T6">,</text:span><text:span text:style-name="T2"> </text:span><text:span text:style-name="T13">1.0f</text:span><text:span text:style-name="T6">,</text:span><text:span text:style-name="T2"> </text:span><text:span text:style-name="T13">1.0f</text:span><text:span text:style-name="T6">,</text:span><text:span text:style-name="T2"> </text:span><text:span text:style-name="T13">1.0f</text:span><text:span text:style-name="T6">);</text:span></text:p>
      <text:p text:style-name="P6"><text:span text:style-name="T2"><text:tab/></text:span><text:span text:style-name="T4">m_Light</text:span><text:span text:style-name="T6">-&gt;</text:span><text:span text:style-name="T11">GenerateOrthoMatrix</text:span><text:span text:style-name="T6">(</text:span><text:span text:style-name="T13">20.0f</text:span><text:span text:style-name="T6">,</text:span><text:span text:style-name="T2"> </text:span><text:span text:style-name="T11">SHADOWMAP_DEPTH</text:span><text:span text:style-name="T6">,</text:span><text:span text:style-name="T2"> </text:span><text:span text:style-name="T11">SHADOWMAP_NEAR</text:span><text:span text:style-name="T6">);</text:span></text:p>
      <text:p text:style-name="P7"><text:span text:style-name="T16"/></text:p>
      <text:p text:style-name="P7"><text:span text:style-name="T16">- Creazione di una texture con la scena dentro, render to texture</text:span></text:p>
      <text:p text:style-name="P7"><text:span text:style-name="T16"/></text:p>
      <text:p text:style-name="P4">// Create and Initialize the render to texture object.</text:p>
      <text:p text:style-name="P6"><text:span text:style-name="T2"><text:tab/></text:span><text:span text:style-name="T4">m_RenderToTexture</text:span><text:span text:style-name="T2"> </text:span><text:span text:style-name="T6">=</text:span><text:span text:style-name="T2"> </text:span><text:span text:style-name="T8">new</text:span><text:span text:style-name="T2"> </text:span><text:span text:style-name="T9">RenderToTexture</text:span><text:span text:style-name="T6">;</text:span></text:p>
      <text:p text:style-name="P6"><text:span text:style-name="T2"><text:tab/></text:span><text:span text:style-name="T8">if</text:span><text:span text:style-name="T2"> </text:span><text:span text:style-name="T6">(!</text:span><text:span text:style-name="T4">m_RenderToTexture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6"><text:span text:style-name="T2"><text:tab/></text:span><text:span text:style-name="T11">result</text:span><text:span text:style-name="T2"> </text:span><text:span text:style-name="T6">=</text:span><text:span text:style-name="T2"> </text:span><text:span text:style-name="T4">m_RenderToTexture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1">SHADOWMAP_WIDTH</text:span><text:span text:style-name="T6">,</text:span><text:span text:style-name="T2"> <text:tab/><text:tab/><text:tab/></text:span><text:span text:style-name="T11">SHADOWMAP_HEIGHT</text:span><text:span text:style-name="T6">,</text:span><text:span text:style-name="T2"> </text:span><text:span text:style-name="T11">SHADOWMAP_DEPTH</text:span><text:span text:style-name="T6">,</text:span><text:span text:style-name="T2"> </text:span><text:span text:style-name="T11">SHADOWMAP_NEAR</text:span><text:span text:style-name="T6">);</text:span></text:p>
      <text:p text:style-name="P6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6"><text:span text:style-name="T2"><text:tab/></text:span><text:span text:style-name="T6">{</text:span></text:p>
      <text:p text:style-name="P6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render to texture object."</text:span><text:span text:style-name="T6">,</text:span><text:span text:style-name="T2"> <text:tab/><text:tab/><text:tab/>L</text:span><text:span text:style-name="T12">"Error"</text:span><text:span text:style-name="T6">,</text:span><text:span text:style-name="T2"> </text:span><text:span text:style-name="T14">MB_OK</text:span><text:span text:style-name="T6">);</text:span></text:p>
      <text:p text:style-name="P6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6"><text:span text:style-name="T2"><text:tab/></text:span><text:span text:style-name="T6">}</text:span></text:p>
      <text:p text:style-name="P7"><text:span text:style-name="T4"><text:tab/>m_RenderToTexture</text:span><text:span text:style-name="T6">-&gt;</text:span><text:span text:style-name="T11">SetRenderTarget</text:span><text:span text:style-name="T6">(</text:span><text:span text:style-name="T4">m_D3D</text:span><text:span text:style-name="T6">-&gt;</text:span><text:span text:style-name="T11">GetDeviceContext</text:span><text:span text:style-name="T6">());</text:span></text:p>
      <text:p text:style-name="P6"><text:span text:style-name="T2"><text:tab/></text:span><text:span text:style-name="T4">m_RenderToTexture</text:span><text:span text:style-name="T6">-&gt;</text:span><text:span text:style-name="T11">ClearRenderTarget</text:span><text:span text:style-name="T6">(</text:span><text:span text:style-name="T4">m_D3D</text:span><text:span text:style-name="T6">-&gt;</text:span><text:span text:style-name="T11">GetDeviceContext</text:span><text:span text:style-name="T6">(),</text:span><text:span text:style-name="T2"> </text:span><text:span text:style-name="T13">0.0f</text:span><text:span text:style-name="T6">,</text:span><text:span text:style-name="T2"> </text:span><text:span text:style-name="T13">0.0f</text:span><text:span text:style-name="T6">,</text:span><text:span text:style-name="T2"> </text:span><text:span text:style-name="T13">0.0f</text:span><text:span text:style-name="T6">,</text:span><text:span text:style-name="T2"> </text:span><text:soft-page-break/><text:span text:style-name="T2"><text:tab/><text:tab/></text:span><text:span text:style-name="T13">1.0f</text:span><text:span text:style-name="T6">);</text:span></text:p>
      <text:p text:style-name="P7"><text:span text:style-name="T16"/></text:p>
      <text:p text:style-name="P9"><text:span text:style-name="T16">- Turn On and OFF Z Buffer</text:span></text:p>
      <text:p text:style-name="P3"><text:span text:style-name="T16">// In Render</text:span></text:p>
      <text:p text:style-name="P9"><text:span text:style-name="T4">m_D3D</text:span><text:span text:style-name="T6">-&gt;</text:span><text:span text:style-name="T11">TurnZBufferOn</text:span><text:span text:style-name="T6">(); </text:span></text:p>
      <text:p text:style-name="P9"><text:span text:style-name="T4">m_D3D</text:span><text:span text:style-name="T6">-&gt;</text:span><text:span text:style-name="T11">TurnZBufferOFF</text:span><text:span text:style-name="T6">();</text:span></text:p>
      <text:p text:style-name="P7"><text:span text:style-name="T16"/></text:p>
      <text:p text:style-name="P9"><text:span text:style-name="T16">- Check Frustum</text:span></text:p>
      <text:p text:style-name="P3">// In Render</text:p>
      <text:p text:style-name="P3"><text:span text:style-name="T10">renderModel</text:span><text:span text:style-name="T1"> </text:span><text:span text:style-name="T5">=</text:span><text:span text:style-name="T1"> </text:span><text:span text:style-name="T3">m_Frustum</text:span><text:span text:style-name="T5">-&gt;</text:span><text:span text:style-name="T10">CheckPoint</text:span><text:span text:style-name="T5">(</text:span><text:span text:style-name="T10">positionX</text:span><text:span text:style-name="T5">,</text:span><text:span text:style-name="T1"> </text:span><text:span text:style-name="T10">positionY</text:span><text:span text:style-name="T5">,</text:span><text:span text:style-name="T1"> </text:span><text:span text:style-name="T10">positionZ</text:span><text:span text:style-name="T5">);</text:span></text:p>
      <text:p text:style-name="P7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Cub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p text:style-name="P7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Spher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p text:style-name="P7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Rectangl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list xml:id="list9090412564126329408" text:style-name="L7">
        <text:list-header>
          <text:p text:style-name="P10"><text:span text:style-name="T16"/></text:p>
        </text:list-header>
      </text:list>
      <text:p text:style-name="P9"><text:span text:style-name="T16">- Gestione shaders attraverso un manager</text:span></text:p>
      <text:p text:style-name="P9"><text:span text:style-name="T19">// Create and Initialize the shader manager object.</text:span></text:p>
      <text:p text:style-name="P6"><text:span text:style-name="T2"><text:tab/></text:span><text:span text:style-name="T4">m_ShaderManager</text:span><text:span text:style-name="T2"> </text:span><text:span text:style-name="T6">=</text:span><text:span text:style-name="T2"> </text:span><text:span text:style-name="T8">new</text:span><text:span text:style-name="T2"> </text:span><text:span text:style-name="T9">ShaderManager</text:span><text:span text:style-name="T6">;</text:span></text:p>
      <text:p text:style-name="P6"><text:span text:style-name="T2"><text:tab/></text:span><text:span text:style-name="T8">if</text:span><text:span text:style-name="T2"> </text:span><text:span text:style-name="T6">(!</text:span><text:span text:style-name="T4">m_ShaderManager</text:span><text:span text:style-name="T6">)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6"><text:span text:style-name="T2"><text:tab/></text:span><text:span text:style-name="T11">result</text:span><text:span text:style-name="T2"> </text:span><text:span text:style-name="T6">=</text:span><text:span text:style-name="T2"> </text:span><text:span text:style-name="T4">m_ShaderManager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5">hwnd</text:span><text:span text:style-name="T6">);</text:span></text:p>
      <text:p text:style-name="P6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6"><text:span text:style-name="T2"><text:tab/></text:span><text:span text:style-name="T6">{</text:span></text:p>
      <text:p text:style-name="P6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shader manager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6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6"><text:span text:style-name="T2"><text:tab/></text:span><text:span text:style-name="T6">}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4M40S</meta:editing-duration>
    <meta:editing-cycles>5</meta:editing-cycles>
    <meta:generator>OpenOffice/4.1.1$Win32 OpenOffice.org_project/411m6$Build-9775</meta:generator>
    <dc:date>2015-05-29T18:28:04.72</dc:date>
    <meta:document-statistic meta:table-count="0" meta:image-count="0" meta:object-count="0" meta:page-count="2" meta:paragraph-count="66" meta:word-count="298" meta:character-count="2594"/>
    <meta:user-defined meta:name="Info 1"/>
    <meta:user-defined meta:name="Info 2"/>
    <meta:user-defined meta:name="Info 3"/>
    <meta:user-defined meta:name="Info 4"/>
  </office:meta>
</office:document-meta>
</file>